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font-face-decls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Courier" svg:font-family="Courier"/>
  </office:font-face-decls>
  <office:automatic-styles>
    <style:style style:name="Normal" style:family="paragraph" style:display-name="Normal">
      <style:paragraph-properties style:line-spacing="2pt" fo:text-align="left" fo:text-indent="0pt" fo:widows="1" fo:orphans="0" fo:margin-left="0pt" fo:margin-right="0pt" fo:margin-top="0pt" fo:margin-bottom="0pt" fo:padding="0pt"/>
      <style:text-properties style:font-name="Arial" fo:font-size="10" fo:text-transform="None" fo:color="#000000"/>
    </style:style>
    <text:list-style style:name="UnorderedList-ul" style:display-name="UnorderedList-ul">
      <text:list-level-style-bullet text:bullet-char="•" text:level="1" text:bullet-relative-size="75%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</text:list-level-style-bullet>
      <text:list-level-style-bullet text:bullet-char="•" text:level="2" text:bullet-relative-size="75%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bullet-char="•" text:level="3" text:bullet-relative-size="75%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bullet-char="•" text:level="4" text:bullet-relative-size="75%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bullet-char="•" text:level="5" text:bullet-relative-size="75%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bullet-char="•" text:level="6" text:bullet-relative-size="75%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bullet-char="•" text:level="7" text:bullet-relative-size="75%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bullet-char="•" text:level="8" text:bullet-relative-size="75%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bullet-char="•" text:level="9" text:bullet-relative-size="75%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bullet-char="•" text:level="10" text:bullet-relative-size="75%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</text:list-style>
    <text:list-style style:name="UnorderedList-ol" style:display-name="UnorderedList-ol">
      <text:list-level-style-number text:level="1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</text:list-level-style-number>
      <text:list-level-style-number text:level="2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3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4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5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6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7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8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9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10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</text:list-style>
    <text:list-style style:name="OrderedList-ul" style:display-name="OrderedList-ul">
      <text:list-level-style-bullet text:bullet-char="•" text:level="1" text:bullet-relative-size="75%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</text:list-level-style-bullet>
      <text:list-level-style-bullet text:bullet-char="•" text:level="2" text:bullet-relative-size="75%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bullet-char="•" text:level="3" text:bullet-relative-size="75%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bullet-char="•" text:level="4" text:bullet-relative-size="75%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bullet-char="•" text:level="5" text:bullet-relative-size="75%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bullet-char="•" text:level="6" text:bullet-relative-size="75%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bullet-char="•" text:level="7" text:bullet-relative-size="75%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bullet-char="•" text:level="8" text:bullet-relative-size="75%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bullet-char="•" text:level="9" text:bullet-relative-size="75%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bullet-char="•" text:level="10" text:bullet-relative-size="75%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</text:list-style>
    <text:list-style style:name="OrderedList-ol" style:display-name="OrderedList-ol">
      <text:list-level-style-number text:level="1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</text:list-level-style-number>
      <text:list-level-style-number text:level="2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3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4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5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6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7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8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9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10" style:num-suffix="" style:num-prefix="" style:num-format="1" text:start-value="None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</text:list-style>
    <style:style style:name="Sp1" style:family="paragraph" style:display-name="Sp1">
      <style:paragraph-properties style:line-spacing="342.0pt"/>
    </style:style>
    <style:style style:name="TableCell1" style:family="table-cell" style:display-name="TableCell1">
      <style:table-cell-properties style:vertical-align="bottom"/>
    </style:style>
    <style:style style:name="CellContent1" style:family="paragraph" style:display-name="CellContent1">
      <style:text-properties/>
      <style:paragraph-properties/>
    </style:style>
    <style:style style:name="TableCell2" style:family="table-cell" style:display-name="TableCell2">
      <style:table-cell-properties style:vertical-align="bottom"/>
    </style:style>
    <style:style style:name="CellContent2" style:family="paragraph" style:display-name="CellContent2">
      <style:text-properties/>
      <style:paragraph-properties/>
    </style:style>
    <style:style style:name="TableCell3" style:family="table-cell" style:display-name="TableCell3">
      <style:table-cell-properties style:vertical-align="bottom"/>
    </style:style>
    <style:style style:name="CellContent3" style:family="paragraph" style:display-name="CellContent3">
      <style:text-properties/>
      <style:paragraph-properties/>
    </style:style>
    <style:style style:name="TableCell4" style:family="table-cell" style:display-name="TableCell4">
      <style:table-cell-properties style:vertical-align="bottom"/>
    </style:style>
    <style:style style:name="CellContent4" style:family="paragraph" style:display-name="CellContent4">
      <style:text-properties/>
      <style:paragraph-properties/>
    </style:style>
    <style:style style:name="Table1" style:family="table" style:display-name="Table1">
      <style:table-properties style:rel-width="100%" style:may-break-between-rows="false"/>
    </style:style>
    <style:style style:name="TableColumn1" style:family="table-column" style:display-name="TableColumn1">
      <style:table-column-properties/>
    </style:style>
    <style:style style:name="TableRow1" style:family="table-row" style:display-name="TableRow1">
      <style:table-row-properties style:use-optimal-row-height="true"/>
    </style:style>
    <style:style style:name="TableRow2" style:family="table-row" style:display-name="TableRow2">
      <style:table-row-properties style:use-optimal-row-height="true"/>
    </style:style>
    <style:style style:name="TableRow3" style:family="table-row" style:display-name="TableRow3">
      <style:table-row-properties style:use-optimal-row-height="true"/>
    </style:style>
    <style:style style:name="TableRow4" style:family="table-row" style:display-name="TableRow4">
      <style:table-row-properties style:use-optimal-row-height="true"/>
    </style:style>
  </office:automatic-styles>
  <office:body>
    <office:text text:use-soft-page-breaks="true">
      <text:p text:style-name="Normal"><text:span text:style-name="T1">There's a second page</text:span></text:p>
      <text:p text:style-name="Sp1"/>
      <table:table table:style-name="Table1">
        <table:table-column table:style-name="TableColumn1"/>
        <table:table-row table:style-name="TableRow1">
          <table:table-cell table:style-name="TableCell1" office:value-type="string">
            <text:p text:style-name="CellContent1"><text:span text:style-name="T2">Hello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3">World!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4">Another line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5">Should be on same page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office:version="1.2">
  <office:font-face-decls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Courier" svg:font-family="Courier"/>
  </office:font-face-decls>
  <office:styles>
    <style:style style:name="T1" style:family="text" style:display-name="T1">
      <style:text-properties/>
    </style:style>
    <style:style style:name="T2" style:family="text" style:display-name="T2">
      <style:text-properties/>
    </style:style>
    <style:style style:name="T3" style:family="text" style:display-name="T3">
      <style:text-properties/>
    </style:style>
    <style:style style:name="T4" style:family="text" style:display-name="T4">
      <style:text-properties/>
    </style:style>
    <style:style style:name="T5" style:family="text" style:display-name="T5">
      <style:text-properties/>
    </style:style>
  </office:styles>
  <office:automatic-styles>
    <style:page-layout style:name="Mpm1">
      <style:page-layout-properties fo:page-width="595.2755905511812pt" fo:page-height="841.8897637795277pt" fo:margin-left="56.69291338582677pt" fo:margin-right="56.69291338582677pt" fo:margin-top="56.69291338582677pt" fo:margin-bottom="56.69291338582677pt" fo:border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0</meta:generator>
  </office:meta>
</office:document-meta>
</file>